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/>
    </style:style>
    <style:style style:name="T3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&lt;meta charset="utf-8" /&gt;</text:p>
      <text:p text:style-name="Normal">&lt;meta name="viewport" content="width=device-width, initial-scale=1" /&gt;</text:p>
      <text:p text:style-name="Normal">&lt;title&gt;Water Eject App&lt;/title&gt;</text:p>
      <text:p text:style-name="Normal">&lt;style&gt;</text:p>
      <text:p text:style-name="Normal"><text:s text:c="2"/>body {</text:p>
      <text:p text:style-name="Normal"><text:s text:c="4"/>background: #0b1220;</text:p>
      <text:p text:style-name="Normal"><text:s text:c="4"/>color: white;</text:p>
      <text:p text:style-name="Normal"><text:s text:c="4"/>font-family: Arial, sans-serif;</text:p>
      <text:p text:style-name="Normal"><text:s text:c="4"/>text-align: center;</text:p>
      <text:p text:style-name="Normal"><text:s text:c="4"/>padding: 50px;</text:p>
      <text:p text:style-name="Normal"><text:s text:c="2"/>}</text:p>
      <text:p text:style-name="Normal"><text:s text:c="2"/>h1 {</text:p>
      <text:p text:style-name="Normal"><text:s text:c="4"/>color: #38bdf8;</text:p>
      <text:p text:style-name="Normal"><text:s text:c="2"/>}</text:p>
      <text:p text:style-name="Normal"><text:s text:c="2"/>button {</text:p>
      <text:p text:style-name="Normal"><text:s text:c="4"/>background: #0ea5e9;</text:p>
      <text:p text:style-name="Normal"><text:s text:c="4"/>color: white;</text:p>
      <text:p text:style-name="Normal"><text:s text:c="4"/>border: none;</text:p>
      <text:p text:style-name="Normal"><text:s text:c="4"/>padding: 15px 25px;</text:p>
      <text:p text:style-name="Normal"><text:s text:c="4"/>font-size: 18px;</text:p>
      <text:p text:style-name="Normal"><text:s text:c="4"/>border-radius: 8px;</text:p>
      <text:p text:style-name="Normal"><text:s text:c="4"/>margin: 10px;</text:p>
      <text:p text:style-name="Normal"><text:s text:c="4"/>cursor: pointer;</text:p>
      <text:p text:style-name="Normal"><text:s text:c="2"/>}</text:p>
      <text:p text:style-name="Normal"><text:s text:c="2"/>button:hover {</text:p>
      <text:p text:style-name="Normal"><text:s text:c="4"/>background: #38bdf8;</text:p>
      <text:p text:style-name="Normal"><text:s text:c="2"/>}</text:p>
      <text:p text:style-name="Normal">&lt;/style&gt;</text:p>
      <text:p text:style-name="Normal">&lt;/head&gt;</text:p>
      <text:p text:style-name="Normal">&lt;body&gt;</text:p>
      <text:p text:style-name="Normal">&lt;h1&gt;<text:span text:style-name="T2">💧</text:span><text:s/>Water Eject&lt;/h1&gt;</text:p>
      <text:p text:style-name="Normal">&lt;p&gt;Removes water from speakers using sound and vibration.&lt;/p&gt;</text:p>
      <text:p text:style-name="Normal"/>
      <text:p text:style-name="Normal">&lt;button onclick="startEject()"&gt;<text:span text:style-name="T3">▶</text:span><text:s/>Start&lt;/button&gt;</text:p>
      <text:p text:style-name="Normal">&lt;button onclick="stopEject()"&gt;⏹ Stop&lt;/button&gt;</text:p>
      <text:p text:style-name="Normal"/>
      <text:p text:style-name="Normal">&lt;script&gt;</text:p>
      <text:p text:style-name="Normal">let audioCtx, oscillator;</text:p>
      <text:p text:style-name="Normal"/>
      <text:p text:style-name="Normal">function startEject(){</text:p>
      <text:p text:style-name="Normal"><text:s text:c="2"/>// Vibration (if supported)</text:p>
      <text:p text:style-name="Normal"><text:s text:c="2"/>if (navigator.vibrate) {</text:p>
      <text:p text:style-name="Normal"><text:s text:c="4"/>navigator.vibrate([300, 100, 300, 100, 300]);</text:p>
      <text:p text:style-name="Normal"><text:s text:c="2"/>}</text:p>
      <text:p text:style-name="Normal"><text:s text:c="2"/>// Sound</text:p>
      <text:p text:style-name="Normal"><text:s text:c="2"/>audioCtx = new (window.AudioContext || window.webkitAudioContext)();</text:p>
      <text:p text:style-name="Normal"><text:s text:c="2"/>oscillator = audioCtx.createOscillator();</text:p>
      <text:p text:style-name="Normal"><text:s text:c="2"/>oscillator.type = 'square';</text:p>
      <text:p text:style-name="Normal"><text:s text:c="2"/>oscillator.frequency.setValueAtTime(165, audioCtx.currentTime);</text:p>
      <text:p text:style-name="Normal"><text:s text:c="2"/>oscillator.connect(audioCtx.destination);</text:p>
      <text:p text:style-name="Normal"><text:s text:c="2"/>oscillator.start();</text:p>
      <text:p text:style-name="Normal">}</text:p>
      <text:p text:style-name="Normal"/>
      <text:p text:style-name="Normal">function stopEject(){</text:p>
      <text:p text:style-name="Normal"><text:s text:c="2"/>if (navigator.vibrate) {</text:p>
      <text:p text:style-name="Normal"><text:s text:c="4"/>navigator.vibrate(0);</text:p>
      <text:p text:style-name="Normal"><text:s text:c="2"/>}</text:p>
      <text:p text:style-name="Normal"><text:s text:c="2"/>if (oscillator) oscillator.stop();</text:p>
      <text:p text:style-name="Normal"><text:s text:c="2"/>if (audioCtx) audioCtx.close();</text:p>
      <text:p text:style-name="Normal">}</text:p>
      <text:p text:style-name="Normal">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nd Sahoo</meta:initial-creator>
    <dc:creator>Anand Sahoo</dc:creator>
    <meta:creation-date>2025-08-15T15:14:00Z</meta:creation-date>
    <dc:date>2025-08-15T15:14:00Z</dc:date>
    <meta:template xlink:href="Normal.dotm" xlink:type="simple"/>
    <meta:editing-cycles>3</meta:editing-cycles>
    <meta:editing-duration>PT60S</meta:editing-duration>
    <meta:document-statistic meta:page-count="1" meta:paragraph-count="2" meta:word-count="211" meta:character-count="1414" meta:row-count="10" meta:non-whitespace-character-count="1205"/>
  </office:meta>
</office:document-meta>
</file>